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ffffff" draw:textarea-horizontal-align="righ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dash" draw:stroke-dash="Ultrafine_20_Dashed" svg:stroke-color="#c0c0c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c0c0c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c0c0c0" draw:marker-end="Arrow" draw:marker-end-width="0.3cm" draw:fill="none" draw:fill-color="#ffff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marker-end="Arrow" draw:marker-end-width="0.3cm" draw:textarea-vertical-align="middle"/>
    </style:style>
    <style:style style:name="gr9" style:family="graphic" style:parent-style-name="standard">
      <style:graphic-properties svg:stroke-color="#c0c0c0" draw:fill="solid" draw:fill-color="#ffffff" draw:textarea-horizontal-align="right" draw:textarea-vertical-align="bottom" draw:auto-grow-height="false"/>
    </style:style>
    <style:style style:name="gr10" style:family="graphic" style:parent-style-name="standard">
      <style:graphic-properties draw:stroke="dash" draw:stroke-dash="Ultrafine_20_Dashed" svg:stroke-color="#c0c0c0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fo:min-height="1.524cm"/>
    </style:style>
    <style:style style:name="gr15" style:family="graphic" style:parent-style-name="standard">
      <style:graphic-properties draw:stroke="none" svg:stroke-color="#000000" draw:fill="none" draw:fill-color="#ffffff" fo:min-height="2.877cm"/>
    </style:style>
    <style:style style:name="gr16" style:family="graphic" style:parent-style-name="standard">
      <style:graphic-properties draw:stroke="none" svg:stroke-color="#000000" draw:fill="none" draw:fill-color="#ffffff" fo:min-height="6.15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55e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cccccc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color="#355e00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cccc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.778cm" svg:x="1.508cm" svg:y="3.027cm">
          <text:p text:style-name="P1"><text:span text:style-name="T1">Secret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605cm" svg:height="6.912cm" svg:x="1.508cm" svg:y="8.38cm">
          <text:p text:style-name="P1"><text:span text:style-name="T1">Revision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605cm" svg:height="2.921cm" svg:x="1.508cm" svg:y="5.132cm">
          <text:p text:style-name="P1"><text:span text:style-name="T1">Branch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605cm" svg:height="1.524cm" svg:x="1.508cm" svg:y="1.254cm">
          <text:p text:style-name="P1"><text:span text:style-name="T1">Content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016cm" svg:height="0.889cm" svg:x="3.794cm" svg:y="1.662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016cm" svg:height="0.889cm" svg:x="1.762cm" svg:y="6.4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016cm" svg:height="0.889cm" svg:x="3.794cm" svg:y="6.4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016cm" svg:height="0.889cm" svg:x="5.953cm" svg:y="6.4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016cm" svg:height="0.889cm" svg:x="1.762cm" svg:y="9.099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016cm" svg:height="0.889cm" svg:x="1.762cm" svg:y="10.87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016cm" svg:height="0.889cm" svg:x="3.794cm" svg:y="9.0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016cm" svg:height="0.889cm" svg:x="5.953cm" svg:y="9.0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016cm" svg:height="0.889cm" svg:x="5.953cm" svg:y="10.66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016cm" svg:height="0.889cm" svg:x="5.953cm" svg:y="12.333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02cm" svg:y1="2.551cm" svg:x2="4.302cm" svg:y2="6.421cm" draw:start-shape="id1" draw:start-glue-point="2" draw:end-shape="id2" draw:end-glue-point="0" svg:d="M4302 2551v3870" svg:viewBox="0 0 1 3871">
          <text:p/>
        </draw:connector>
        <draw:connector draw:style-name="gr3" draw:text-style-name="P3" draw:layer="layout" draw:line-skew="0.96cm" svg:x1="4.302cm" svg:y1="2.551cm" svg:x2="2.27cm" svg:y2="6.421cm" draw:start-shape="id1" draw:start-glue-point="2" draw:end-shape="id3" draw:end-glue-point="0" svg:d="M4302 2551v2894h-2032v976" svg:viewBox="0 0 2033 3871">
          <text:p/>
        </draw:connector>
        <draw:connector draw:style-name="gr3" draw:text-style-name="P3" draw:layer="layout" draw:line-skew="0.96cm" svg:x1="4.302cm" svg:y1="2.551cm" svg:x2="6.461cm" svg:y2="6.421cm" draw:start-shape="id1" draw:start-glue-point="2" draw:end-shape="id4" draw:end-glue-point="0" svg:d="M4302 2551v2894h2159v976" svg:viewBox="0 0 2160 3871">
          <text:p/>
        </draw:connector>
        <draw:connector draw:style-name="gr3" draw:text-style-name="P3" draw:layer="layout" svg:x1="2.27cm" svg:y1="7.31cm" svg:x2="2.27cm" svg:y2="9.099cm" draw:start-shape="id3" draw:start-glue-point="2" draw:end-shape="id5" draw:end-glue-point="0" svg:d="M2270 7310v1789" svg:viewBox="0 0 1 1790">
          <text:p/>
        </draw:connector>
        <draw:connector draw:style-name="gr3" draw:text-style-name="P3" draw:layer="layout" svg:x1="2.27cm" svg:y1="9.988cm" svg:x2="2.27cm" svg:y2="10.877cm" draw:start-shape="id5" draw:start-glue-point="2" draw:end-shape="id6" draw:end-glue-point="0" svg:d="M2270 9988v889" svg:viewBox="0 0 1 890">
          <text:p/>
        </draw:connector>
        <draw:connector draw:style-name="gr3" draw:text-style-name="P3" draw:layer="layout" svg:x1="4.302cm" svg:y1="7.31cm" svg:x2="4.302cm" svg:y2="9.08cm" draw:start-shape="id2" draw:start-glue-point="2" draw:end-shape="id7" draw:end-glue-point="0" svg:d="M4302 7310v1770" svg:viewBox="0 0 1 1771">
          <text:p/>
        </draw:connector>
        <draw:connector draw:style-name="gr3" draw:text-style-name="P3" draw:layer="layout" svg:x1="6.461cm" svg:y1="7.31cm" svg:x2="6.461cm" svg:y2="9.08cm" draw:start-shape="id4" draw:start-glue-point="2" draw:end-shape="id8" draw:end-glue-point="0" svg:d="M6461 7310v1770" svg:viewBox="0 0 1 1771">
          <text:p/>
        </draw:connector>
        <draw:connector draw:style-name="gr3" draw:text-style-name="P3" draw:layer="layout" svg:x1="6.461cm" svg:y1="9.969cm" svg:x2="6.461cm" svg:y2="10.663cm" draw:start-shape="id8" draw:start-glue-point="2" draw:end-shape="id9" draw:end-glue-point="0" svg:d="M6461 9969v694" svg:viewBox="0 0 1 695">
          <text:p/>
        </draw:connector>
        <draw:connector draw:style-name="gr3" draw:text-style-name="P3" draw:layer="layout" svg:x1="6.461cm" svg:y1="11.552cm" svg:x2="6.461cm" svg:y2="12.333cm" draw:start-shape="id9" draw:start-glue-point="2" draw:end-shape="id10" draw:end-glue-point="0" svg:d="M6461 11552v781" svg:viewBox="0 0 1 782">
          <text:p/>
        </draw:connector>
        <draw:custom-shape draw:style-name="gr2" draw:text-style-name="P3" xml:id="id11" draw:id="id11" draw:layer="layout" svg:width="1.016cm" svg:height="0.889cm" svg:x="8.112cm" svg:y="10.271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969cm" svg:y1="6.865cm" svg:x2="8.62cm" svg:y2="10.271cm" draw:start-shape="id4" draw:start-glue-point="1" draw:end-shape="id11" draw:end-glue-point="0" svg:d="M6969 6865h1651v3406" svg:viewBox="0 0 1652 3407">
          <text:p/>
        </draw:connector>
        <draw:custom-shape draw:style-name="gr2" draw:text-style-name="P3" xml:id="id12" draw:id="id12" draw:layer="layout" svg:width="1.016cm" svg:height="0.889cm" svg:x="10.271cm" svg:y="10.271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969cm" svg:y1="6.865cm" svg:x2="10.779cm" svg:y2="10.271cm" draw:start-shape="id4" draw:start-glue-point="1" draw:end-shape="id12" draw:end-glue-point="0" svg:d="M6969 6865h3810v3406" svg:viewBox="0 0 3811 3407">
          <text:p/>
        </draw:connector>
        <draw:custom-shape draw:style-name="gr2" draw:text-style-name="P5" draw:layer="layout" svg:width="3.429cm" svg:height="3.048cm" svg:x="12.176cm" svg:y="11.482cm">
          <text:p text:style-name="P4"><text:span text:style-name="T2">P – Page</text:span><text:span text:style-name="T2"><text:line-break/></text:span><text:span text:style-name="T2">B – Branch</text:span><text:span text:style-name="T2"><text:line-break/></text:span><text:span text:style-name="T2">R – Revision</text:span></text:p>
          <text:p text:style-name="P4"><text:span text:style-name="T2">D – Draft</text:span></text:p>
          <text:p text:style-name="P4"><text:span text:style-name="T2">S – Secret</text:span><text:span text:style-name="T2"><text:line-break/></text:span><text:span text:style-name="T2">A – Attach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3" draw:id="id13" draw:layer="layout" svg:width="1.016cm" svg:height="0.889cm" svg:x="5.953cm" svg:y="14.002cm">
          <text:p text:style-name="P3"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461cm" svg:y1="13.222cm" svg:x2="6.461cm" svg:y2="14.002cm" draw:start-shape="id10" draw:start-glue-point="2" draw:end-shape="id13" draw:end-glue-point="0" svg:d="M6461 13222v780" svg:viewBox="0 0 1 781">
          <text:p/>
        </draw:connector>
        <draw:connector draw:style-name="gr6" draw:text-style-name="P3" draw:layer="layout" svg:x1="10.779cm" svg:y1="11.16cm" svg:x2="6.969cm" svg:y2="14.446cm" draw:start-shape="id12" draw:start-glue-point="2" draw:end-shape="id13" draw:end-glue-point="1" svg:d="M10779 11160v3286h-3810" svg:viewBox="0 0 3811 3287">
          <text:p/>
        </draw:connector>
        <draw:custom-shape draw:style-name="gr1" draw:text-style-name="P2" draw:layer="layout" svg:width="14.605cm" svg:height="1.778cm" svg:x="1.508cm" svg:y="15.632cm">
          <text:p text:style-name="P1"><text:span text:style-name="T1">Files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1.016cm" svg:height="0.889cm" svg:x="5.953cm" svg:y="16.035cm">
          <text:p text:style-name="P3">A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0.896cm" svg:x1="5.953cm" svg:y1="12.777cm" svg:x2="5.953cm" svg:y2="16.479cm" draw:start-shape="id10" draw:start-glue-point="3" draw:end-shape="id14" draw:end-glue-point="3" svg:d="M5953 12777h-1397v3702h1397" svg:viewBox="0 0 1398 3703">
          <text:p/>
        </draw:connector>
        <draw:custom-shape draw:style-name="gr2" draw:text-style-name="P3" xml:id="id15" draw:id="id15" draw:layer="layout" svg:width="1.016cm" svg:height="0.889cm" svg:x="8.112cm" svg:y="3.54cm">
          <text:p text:style-name="P3">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4.81cm" svg:y1="2.106cm" svg:x2="8.62cm" svg:y2="3.54cm" draw:start-shape="id1" draw:start-glue-point="1" draw:end-shape="id15" draw:end-glue-point="0" svg:d="M4810 2106h3810v1434" svg:viewBox="0 0 3811 1435">
          <text:p/>
        </draw:connector>
      </draw:page>
      <draw:page draw:name="page2" draw:style-name="dp1" draw:master-page-name="Default">
        <draw:custom-shape draw:style-name="gr9" draw:text-style-name="P2" draw:layer="layout" svg:width="19.05cm" svg:height="11.938cm" svg:x="1.254cm" svg:y="5.953cm">
          <text:p text:style-name="P1"><text:span text:style-name="T1">Revision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05cm" svg:height="2.667cm" svg:x="1.254cm" svg:y="2.778cm">
          <text:p text:style-name="P1"><text:span text:style-name="T1">Branch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05cm" svg:height="1.524cm" svg:x="1.254cm" svg:y="1cm">
          <text:p text:style-name="P1"><text:span text:style-name="T1">Content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1.016cm" svg:height="0.889cm" svg:x="6.886cm" svg:y="1.308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1.016cm" svg:height="0.889cm" svg:x="1.554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1.016cm" svg:height="0.889cm" svg:x="6.886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1.016cm" svg:height="0.889cm" svg:x="14.545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1.016cm" svg:height="0.889cm" svg:x="1.554cm" svg:y="7.24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1.016cm" svg:height="0.889cm" svg:x="1.554cm" svg:y="9.02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7" xml:id="id34" draw:id="id34" draw:layer="layout" svg:width="1.016cm" svg:height="0.889cm" svg:x="8.486cm" svg:y="9.526cm">
          <text:p text:style-name="P3"><text:span text:style-name="T4">F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1.016cm" svg:height="0.889cm" svg:x="14.545cm" svg:y="7.2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1.016cm" svg:height="0.889cm" svg:x="14.545cm" svg:y="8.809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1.016cm" svg:height="0.889cm" svg:x="14.545cm" svg:y="10.479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394cm" svg:y1="2.197cm" svg:x2="7.394cm" svg:y2="4.067cm" draw:start-shape="id16" draw:start-glue-point="2" draw:end-shape="id17" draw:end-glue-point="0" svg:d="M7394 2197v1870" svg:viewBox="0 0 1 1871">
          <text:p/>
        </draw:connector>
        <draw:connector draw:style-name="gr3" draw:text-style-name="P3" draw:layer="layout" svg:x1="7.394cm" svg:y1="2.197cm" svg:x2="2.062cm" svg:y2="4.067cm" draw:start-shape="id16" draw:start-glue-point="2" draw:end-shape="id18" draw:end-glue-point="0" svg:d="M7394 2197v934h-5332v936" svg:viewBox="0 0 5333 1871">
          <text:p/>
        </draw:connector>
        <draw:connector draw:style-name="gr3" draw:text-style-name="P3" draw:layer="layout" svg:x1="7.394cm" svg:y1="2.197cm" svg:x2="15.053cm" svg:y2="4.067cm" draw:start-shape="id16" draw:start-glue-point="2" draw:end-shape="id19" draw:end-glue-point="0" svg:d="M7394 2197v934h7659v936" svg:viewBox="0 0 7660 1871">
          <text:p/>
        </draw:connector>
        <draw:connector draw:style-name="gr3" draw:text-style-name="P3" draw:layer="layout" svg:x1="2.062cm" svg:y1="4.956cm" svg:x2="2.062cm" svg:y2="7.245cm" draw:start-shape="id18" draw:start-glue-point="2" draw:end-shape="id20" draw:end-glue-point="0" svg:d="M2062 4956v2289" svg:viewBox="0 0 1 2290">
          <text:p/>
        </draw:connector>
        <draw:connector draw:style-name="gr3" draw:text-style-name="P3" draw:layer="layout" svg:x1="2.062cm" svg:y1="8.134cm" svg:x2="2.062cm" svg:y2="9.023cm" draw:start-shape="id20" draw:start-glue-point="2" draw:end-shape="id21" draw:end-glue-point="0" svg:d="M2062 8134v889" svg:viewBox="0 0 1 890">
          <text:p/>
        </draw:connector>
        <draw:connector draw:style-name="gr3" draw:text-style-name="P3" draw:layer="layout" draw:line-skew="0.384cm" svg:x1="7.394cm" svg:y1="4.956cm" svg:x2="9.775cm" svg:y2="7.453cm" draw:start-shape="id17" draw:start-glue-point="2" draw:end-shape="id22" draw:end-glue-point="0" svg:d="M7394 4956v1632h2381v865" svg:viewBox="0 0 2382 2498">
          <text:p/>
        </draw:connector>
        <draw:connector draw:style-name="gr3" draw:text-style-name="P3" draw:layer="layout" svg:x1="15.053cm" svg:y1="4.956cm" svg:x2="15.053cm" svg:y2="7.226cm" draw:start-shape="id19" draw:start-glue-point="2" draw:end-shape="id23" draw:end-glue-point="0" svg:d="M15053 4956v2270" svg:viewBox="0 0 1 2271">
          <text:p/>
        </draw:connector>
        <draw:connector draw:style-name="gr3" draw:text-style-name="P3" draw:layer="layout" svg:x1="15.053cm" svg:y1="8.115cm" svg:x2="15.053cm" svg:y2="8.809cm" draw:start-shape="id23" draw:start-glue-point="2" draw:end-shape="id24" draw:end-glue-point="0" svg:d="M15053 8115v694" svg:viewBox="0 0 1 695">
          <text:p/>
        </draw:connector>
        <draw:connector draw:style-name="gr3" draw:text-style-name="P3" draw:layer="layout" svg:x1="15.053cm" svg:y1="9.698cm" svg:x2="15.053cm" svg:y2="10.479cm" draw:start-shape="id24" draw:start-glue-point="2" draw:end-shape="id25" draw:end-glue-point="0" svg:d="M15053 9698v781" svg:viewBox="0 0 1 782">
          <text:p/>
        </draw:connector>
        <draw:custom-shape draw:style-name="gr2" draw:text-style-name="P3" xml:id="id26" draw:id="id26" draw:layer="layout" svg:width="1.016cm" svg:height="0.889cm" svg:x="16.745cm" svg:y="8.568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561cm" svg:y1="4.511cm" svg:x2="17.253cm" svg:y2="8.568cm" draw:start-shape="id19" draw:start-glue-point="1" draw:end-shape="id26" draw:end-glue-point="0" svg:d="M15561 4511h1692v4057" svg:viewBox="0 0 1693 4058">
          <text:p/>
        </draw:connector>
        <draw:custom-shape draw:style-name="gr2" draw:text-style-name="P3" xml:id="id27" draw:id="id27" draw:layer="layout" svg:width="1.016cm" svg:height="0.889cm" svg:x="18.845cm" svg:y="8.569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561cm" svg:y1="4.511cm" svg:x2="19.353cm" svg:y2="8.569cm" draw:start-shape="id19" draw:start-glue-point="1" draw:end-shape="id27" draw:end-glue-point="0" svg:d="M15561 4511h3792v4058" svg:viewBox="0 0 3793 4059">
          <text:p/>
        </draw:connector>
        <draw:custom-shape draw:style-name="gr4" draw:text-style-name="P6" xml:id="id28" draw:id="id28" draw:layer="layout" svg:width="1.016cm" svg:height="0.889cm" svg:x="14.545cm" svg:y="12.148cm">
          <text:p text:style-name="P3"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053cm" svg:y1="11.368cm" svg:x2="15.053cm" svg:y2="12.148cm" draw:start-shape="id25" draw:start-glue-point="2" draw:end-shape="id28" draw:end-glue-point="0" svg:d="M15053 11368v780" svg:viewBox="0 0 1 781">
          <text:p/>
        </draw:connector>
        <draw:connector draw:style-name="gr6" draw:text-style-name="P3" draw:layer="layout" svg:x1="19.353cm" svg:y1="9.458cm" svg:x2="15.561cm" svg:y2="12.592cm" draw:start-shape="id27" draw:start-glue-point="2" draw:end-shape="id28" draw:end-glue-point="1" svg:d="M19353 9458v3134h-3792" svg:viewBox="0 0 3793 3135">
          <text:p/>
        </draw:connector>
        <draw:custom-shape draw:style-name="gr2" draw:text-style-name="P3" xml:id="id29" draw:id="id29" draw:layer="layout" svg:width="1.016cm" svg:height="0.889cm" svg:x="12.245cm" svg:y="7.769cm">
          <text:p text:style-name="P3">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02cm" svg:y1="4.511cm" svg:x2="12.753cm" svg:y2="7.769cm" draw:start-shape="id17" draw:start-glue-point="1" draw:end-shape="id29" draw:end-glue-point="0" svg:d="M7902 4511h4851v3258" svg:viewBox="0 0 4852 3259">
          <text:p/>
        </draw:connector>
        <draw:custom-shape draw:style-name="gr4" draw:text-style-name="P7" xml:id="id32" draw:id="id32" draw:layer="layout" svg:width="1.016cm" svg:height="0.889cm" svg:x="10.286cm" svg:y="9.527cm">
          <text:p text:style-name="P3"><text:span text:style-name="T4">C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1" draw:id="id31" draw:layer="layout" svg:width="1.016cm" svg:height="0.889cm" svg:x="5.086cm" svg:y="9.527cm">
          <text:p text:style-name="P3"><text:span text:style-name="T4">U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3" draw:id="id33" draw:layer="layout" svg:width="1.016cm" svg:height="0.889cm" svg:x="6.786cm" svg:y="9.527cm">
          <text:p text:style-name="P3"><text:span text:style-name="T4">UK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0.384cm" svg:x1="7.394cm" svg:y1="4.956cm" svg:x2="6.6cm" svg:y2="7.453cm" draw:start-shape="id17" draw:start-glue-point="2" draw:end-shape="id30" draw:end-glue-point="0" svg:d="M7394 4956v1632h-794v865" svg:viewBox="0 0 795 2498">
          <text:p/>
        </draw:connector>
        <draw:connector draw:style-name="gr7" draw:text-style-name="P3" draw:layer="layout" draw:line-skew="-0.184cm" svg:x1="6.6cm" svg:y1="8.342cm" svg:x2="5.594cm" svg:y2="9.527cm" draw:start-shape="id30" draw:start-glue-point="2" draw:end-shape="id31" draw:end-glue-point="0" svg:d="M6600 8342v408h-1006v777" svg:viewBox="0 0 1007 1186">
          <text:p/>
        </draw:connector>
        <draw:connector draw:style-name="gr7" draw:text-style-name="P3" draw:layer="layout" svg:x1="9.775cm" svg:y1="8.342cm" svg:x2="10.794cm" svg:y2="9.527cm" draw:start-shape="id22" draw:start-glue-point="2" draw:end-shape="id32" draw:end-glue-point="0" svg:d="M9775 8342v592h1019v593" svg:viewBox="0 0 1020 1186">
          <text:p/>
        </draw:connector>
        <draw:custom-shape draw:style-name="gr4" draw:text-style-name="P7" xml:id="id30" draw:id="id30" draw:layer="layout" svg:width="2.667cm" svg:height="0.889cm" svg:x="5.267cm" svg:y="7.453cm">
          <text:p text:style-name="P3"><text:span text:style-name="T4">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184cm" svg:x1="6.6cm" svg:y1="8.342cm" svg:x2="7.294cm" svg:y2="9.527cm" draw:start-shape="id30" draw:start-glue-point="2" draw:end-shape="id33" draw:end-glue-point="0" svg:d="M6600 8342v408h694v777" svg:viewBox="0 0 695 1186">
          <text:p/>
        </draw:connector>
        <draw:custom-shape draw:style-name="gr4" draw:text-style-name="P7" xml:id="id22" draw:id="id22" draw:layer="layout" svg:width="2.667cm" svg:height="0.889cm" svg:x="8.442cm" svg:y="7.453cm">
          <text:p text:style-name="P3"><text:span text:style-name="T4">f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775cm" svg:y1="8.342cm" svg:x2="8.994cm" svg:y2="9.526cm" draw:start-shape="id22" draw:start-glue-point="2" draw:end-shape="id34" draw:end-glue-point="0" svg:d="M9775 8342v591h-781v593" svg:viewBox="0 0 782 1185">
          <text:p/>
        </draw:connector>
        <draw:custom-shape draw:style-name="gr2" draw:text-style-name="P3" xml:id="id37" draw:id="id37" draw:layer="layout" svg:width="1.016cm" svg:height="0.889cm" svg:x="8.486cm" svg:y="11.3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1.016cm" svg:height="0.889cm" svg:x="10.286cm" svg:y="11.3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5" draw:id="id35" draw:layer="layout" svg:width="1.016cm" svg:height="0.889cm" svg:x="5.086cm" svg:y="11.3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1.016cm" svg:height="0.889cm" svg:x="6.786cm" svg:y="11.327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94cm" svg:y1="10.416cm" svg:x2="5.594cm" svg:y2="11.327cm" draw:start-shape="id31" draw:start-glue-point="2" draw:end-shape="id35" draw:end-glue-point="0" svg:d="M5594 10416v911" svg:viewBox="0 0 1 912">
          <text:p/>
        </draw:connector>
        <draw:connector draw:style-name="gr3" draw:text-style-name="P3" draw:layer="layout" svg:x1="7.294cm" svg:y1="10.416cm" svg:x2="7.294cm" svg:y2="11.327cm" draw:start-shape="id33" draw:start-glue-point="2" draw:end-shape="id36" draw:end-glue-point="0" svg:d="M7294 10416v911" svg:viewBox="0 0 1 912">
          <text:p/>
        </draw:connector>
        <draw:connector draw:style-name="gr3" draw:text-style-name="P3" draw:layer="layout" svg:x1="8.994cm" svg:y1="10.415cm" svg:x2="8.994cm" svg:y2="11.326cm" draw:start-shape="id34" draw:start-glue-point="2" draw:end-shape="id37" draw:end-glue-point="0" svg:d="M8994 10415v911" svg:viewBox="0 0 1 912">
          <text:p/>
        </draw:connector>
        <draw:connector draw:style-name="gr3" draw:text-style-name="P3" draw:layer="layout" svg:x1="10.794cm" svg:y1="10.416cm" svg:x2="10.794cm" svg:y2="11.327cm" draw:start-shape="id32" draw:start-glue-point="2" draw:end-shape="id38" draw:end-glue-point="0" svg:d="M10794 10416v911" svg:viewBox="0 0 1 912">
          <text:p/>
        </draw:connector>
        <draw:custom-shape draw:style-name="gr2" draw:text-style-name="P3" xml:id="id39" draw:id="id39" draw:layer="layout" svg:width="1.016cm" svg:height="0.889cm" svg:x="5.086cm" svg:y="13.12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0" draw:id="id40" draw:layer="layout" svg:width="1.016cm" svg:height="0.889cm" svg:x="5.086cm" svg:y="14.82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29cm" svg:height="2.667cm" svg:x="16.24cm" svg:y="13.827cm">
          <text:p text:style-name="P4"><text:span text:style-name="T2">P – Page</text:span><text:span text:style-name="T2"><text:line-break/></text:span><text:span text:style-name="T2">B – Branch</text:span><text:span text:style-name="T2"><text:line-break/></text:span><text:span text:style-name="T2">R – Revision</text:span></text:p>
          <text:p text:style-name="P4"><text:span text:style-name="T2">D – Draft</text:span></text:p>
          <text:p text:style-name="P4"><text:span text:style-name="T2">S – Sugges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94cm" svg:y1="12.216cm" svg:x2="5.594cm" svg:y2="13.128cm" draw:start-shape="id35" draw:start-glue-point="2" draw:end-shape="id39" draw:end-glue-point="0" svg:d="M5594 12216v912" svg:viewBox="0 0 1 913">
          <text:p/>
        </draw:connector>
        <draw:connector draw:style-name="gr3" draw:text-style-name="P3" draw:layer="layout" svg:x1="5.594cm" svg:y1="14.017cm" svg:x2="5.594cm" svg:y2="14.828cm" draw:start-shape="id39" draw:start-glue-point="2" draw:end-shape="id40" draw:end-glue-point="0" svg:d="M5594 14017v811" svg:viewBox="0 0 1 812">
          <text:p/>
        </draw:connector>
        <draw:custom-shape draw:style-name="gr2" draw:text-style-name="P3" xml:id="id41" draw:id="id41" draw:layer="layout" svg:width="1.016cm" svg:height="0.889cm" svg:x="6.786cm" svg:y="13.128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294cm" svg:y1="12.216cm" svg:x2="7.294cm" svg:y2="13.128cm" draw:start-shape="id36" draw:start-glue-point="2" draw:end-shape="id41" draw:end-glue-point="0" svg:d="M7294 12216v912" svg:viewBox="0 0 1 913">
          <text:p/>
        </draw:connector>
        <draw:custom-shape draw:style-name="gr2" draw:text-style-name="P3" xml:id="id42" draw:id="id42" draw:layer="layout" svg:width="1.016cm" svg:height="0.889cm" svg:x="8.486cm" svg:y="13.1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3" draw:id="id43" draw:layer="layout" svg:width="1.016cm" svg:height="0.889cm" svg:x="8.486cm" svg:y="14.8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4" draw:id="id44" draw:layer="layout" svg:width="1.016cm" svg:height="0.889cm" svg:x="8.486cm" svg:y="16.527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94cm" svg:y1="12.215cm" svg:x2="8.994cm" svg:y2="13.127cm" draw:start-shape="id37" draw:start-glue-point="2" draw:end-shape="id42" draw:end-glue-point="0" svg:d="M8994 12215v912" svg:viewBox="0 0 1 913">
          <text:p/>
        </draw:connector>
        <draw:connector draw:style-name="gr3" draw:text-style-name="P3" draw:layer="layout" svg:x1="8.994cm" svg:y1="14.016cm" svg:x2="8.994cm" svg:y2="14.827cm" draw:start-shape="id42" draw:start-glue-point="2" draw:end-shape="id43" draw:end-glue-point="0" svg:d="M8994 14016v811" svg:viewBox="0 0 1 812">
          <text:p/>
        </draw:connector>
        <draw:connector draw:style-name="gr3" draw:text-style-name="P3" draw:layer="layout" svg:x1="8.994cm" svg:y1="15.716cm" svg:x2="8.994cm" svg:y2="16.527cm" draw:start-shape="id43" draw:start-glue-point="2" draw:end-shape="id44" draw:end-glue-point="0" svg:d="M8994 15716v811" svg:viewBox="0 0 1 812">
          <text:p/>
        </draw:connector>
        <draw:connector draw:style-name="gr10" draw:text-style-name="P3" draw:layer="layout" svg:x1="12.753cm" svg:y1="8.658cm" svg:x2="9.502cm" svg:y2="15.271cm" draw:start-shape="id29" draw:start-glue-point="2" draw:end-shape="id43" draw:end-glue-point="1" svg:d="M12753 8658v6613h-3251" svg:viewBox="0 0 3252 6614">
          <text:p/>
        </draw:connector>
        <draw:custom-shape draw:style-name="gr2" draw:text-style-name="P3" xml:id="id45" draw:id="id45" draw:layer="layout" svg:width="1.016cm" svg:height="0.889cm" svg:x="3.186cm" svg:y="11.3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6" draw:id="id46" draw:layer="layout" svg:width="1.016cm" svg:height="0.889cm" svg:x="3.186cm" svg:y="13.128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084cm" svg:x1="6.6cm" svg:y1="8.342cm" svg:x2="3.694cm" svg:y2="11.327cm" draw:start-shape="id30" draw:start-glue-point="2" draw:end-shape="id45" draw:end-glue-point="0" svg:d="M6600 8342v408h-2906v2577" svg:viewBox="0 0 2907 2986">
          <text:p/>
        </draw:connector>
        <draw:connector draw:style-name="gr3" draw:text-style-name="P3" draw:layer="layout" svg:x1="3.694cm" svg:y1="12.216cm" svg:x2="3.694cm" svg:y2="13.128cm" draw:start-shape="id45" draw:start-glue-point="2" draw:end-shape="id46" draw:end-glue-point="0" svg:d="M3694 12216v912" svg:viewBox="0 0 1 913">
          <text:p/>
        </draw:connector>
      </draw:page>
      <draw:page draw:name="page3" draw:style-name="dp1" draw:master-page-name="Default">
        <draw:custom-shape draw:style-name="gr2" draw:text-style-name="P8" xml:id="id47" draw:id="id47" draw:layer="layout" svg:width="4.191cm" svg:height="1.651cm" svg:x="8.239cm" svg:y="13.376cm">
          <text:p text:style-name="P3"><text:span text:style-name="T2">Page is defined as</text:span><text:span text:style-name="T2"><text:line-break/></text:span><text:span text:style-name="T2">content.URI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13cm" svg:height="0.962cm" svg:x="2.397cm" svg:y="13.63cm">
          <draw:text-box>
            <text:p>URI Request</text:p>
          </draw:text-box>
        </draw:frame>
        <draw:custom-shape draw:style-name="gr2" draw:text-style-name="P8" xml:id="id48" draw:id="id48" draw:layer="layout" svg:width="5.207cm" svg:height="1.651cm" svg:x="1.889cm" svg:y="16.34cm">
          <text:p text:style-name="P3"><text:span text:style-name="T2">Branch</text:span><text:span text:style-name="T2"><text:line-break/></text:span><text:span text:style-name="T2">branch.URI#&lt;branch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49" draw:id="id49" draw:layer="layout" svg:width="9.652cm" svg:height="1.651cm" svg:x="9.255cm" svg:y="16.34cm">
          <text:p text:style-name="P3"><text:span text:style-name="T2">Revision</text:span><text:span text:style-name="T2"><text:line-break/></text:span><text:span text:style-name="T2">revision.URI#&lt;locale&gt;/&lt;branch&gt;.&lt;revision&gt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334cm" svg:y1="15.027cm" svg:x2="4.492cm" svg:y2="16.34cm" draw:start-shape="id47" draw:start-glue-point="2" draw:end-shape="id48" draw:end-glue-point="0" svg:d="M10334 15027v656h-5842v657" svg:viewBox="0 0 5843 1314">
          <text:p/>
        </draw:connector>
        <draw:connector draw:style-name="gr3" draw:text-style-name="P3" draw:layer="layout" svg:x1="10.334cm" svg:y1="15.027cm" svg:x2="14.081cm" svg:y2="16.34cm" draw:start-shape="id47" draw:start-glue-point="2" draw:end-shape="id49" svg:d="M10334 15027v656h3747v657" svg:viewBox="0 0 3748 1314">
          <text:p/>
        </draw:connector>
        <draw:line draw:style-name="gr12" draw:text-style-name="P3" draw:layer="layout" svg:x1="1cm" svg:y1="18.653cm" svg:x2="20.59cm" svg:y2="18.653cm">
          <text:p/>
        </draw:line>
        <draw:custom-shape draw:style-name="gr2" draw:text-style-name="P8" draw:layer="layout" svg:width="5.207cm" svg:height="1.651cm" svg:x="1.889cm" svg:y="20.796cm">
          <text:p text:style-name="P3"><text:span text:style-name="T2">content.URI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.889cm" svg:y="23.02cm">
          <text:p text:style-name="P3"><text:span text:style-name="T2">branch.URI#0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.889cm" svg:y="25.241cm">
          <text:p text:style-name="P3"><text:span text:style-name="T2">revision.URI#en_US/0.1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35cm" svg:height="1.207cm" svg:x="1.889cm" svg:y="19.034cm">
          <draw:text-box>
            <text:p><text:span text:style-name="T2">With current locale en_US, branch 0, and revision 1</text:span></text:p>
          </draw:text-box>
        </draw:frame>
        <draw:custom-shape draw:style-name="gr2" draw:text-style-name="P8" draw:layer="layout" svg:width="5.478cm" svg:height="1.651cm" svg:x="10.889cm" svg:y="20.796cm">
          <text:p text:style-name="P3"><text:span text:style-name="T2">content.URI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478cm" svg:height="1.651cm" svg:x="10.889cm" svg:y="23.02cm">
          <text:p text:style-name="P3"><text:span text:style-name="T2">branch.URI#3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478cm" svg:height="1.651cm" svg:x="10.889cm" svg:y="25.241cm">
          <text:p text:style-name="P3"><text:span text:style-name="T2">revision.URI#fr_CA/3.15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35cm" svg:height="1.207cm" svg:x="10.889cm" svg:y="19.034cm">
          <draw:text-box>
            <text:p><text:span text:style-name="T2">With current locale fr_CA, branch 3, and revision 15</text:span></text:p>
          </draw:text-box>
        </draw:frame>
      </draw:page>
      <draw:page draw:name="page4" draw:style-name="dp1" draw:master-page-name="Default">
        <draw:custom-shape draw:style-name="gr2" draw:text-style-name="P3" xml:id="id54" draw:id="id54" draw:layer="layout" svg:width="5.461cm" svg:height="2.54cm" svg:x="3.159cm" svg:y="3.159cm">
          <text:p text:style-name="P3">domains</text:p>
          <draw:enhanced-geometry svg:viewBox="0 0 21600 21600" draw:type="rectangle" draw:enhanced-path="M 0 0 L 21600 0 21600 21600 0 21600 0 0 Z N"/>
        </draw:custom-shape>
        <draw:custom-shape draw:style-name="gr2" draw:text-style-name="P3" xml:id="id55" draw:id="id55" draw:layer="layout" svg:width="5.461cm" svg:height="2.54cm" svg:x="3.159cm" svg:y="6.734cm">
          <text:p text:style-name="P3">websites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9.59cm" svg:height="1.119cm" svg:x="1cm" svg:y="1.435cm">
          <draw:text-box>
            <text:p><text:span text:style-name="T5">Canonicalization</text:span></text:p>
          </draw:text-box>
        </draw:frame>
        <draw:custom-shape draw:style-name="gr2" draw:text-style-name="P3" xml:id="id52" draw:id="id52" draw:layer="layout" svg:width="5.461cm" svg:height="1.48cm" svg:x="3.032cm" svg:y="11.973cm">
          <text:p text:style-name="P3">conten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cm" svg:y1="10.436cm" svg:x2="20.59cm" svg:y2="10.436cm">
          <text:p/>
        </draw:line>
        <draw:line draw:style-name="gr12" draw:text-style-name="P3" draw:layer="layout" svg:x1="1cm" svg:y1="1.254cm" svg:x2="20.59cm" svg:y2="1.254cm">
          <text:p/>
        </draw:line>
        <draw:frame draw:style-name="gr14" draw:layer="layout" svg:width="9.906cm" svg:height="1.774cm" svg:x="10.144cm" svg:y="2.344cm">
          <draw:text-box>
            <text:p>generate domain_key</text:p>
          </draw:text-box>
        </draw:frame>
        <draw:frame draw:style-name="gr14" draw:layer="layout" svg:width="9.906cm" svg:height="1.774cm" svg:x="10.144cm" svg:y="5.388cm">
          <draw:text-box>
            <text:p>generate websites_key</text:p>
          </draw:text-box>
        </draw:frame>
        <draw:frame draw:style-name="gr15" draw:layer="layout" svg:width="10.668cm" svg:height="3.127cm" svg:x="9.922cm" svg:y="15.523cm">
          <draw:text-box>
            <text:p>generate output (current version)</text:p>
            <text:p/>
            <text:p text:style-name="P4">generate data_key<text:line-break/><text:span text:style-name="T6"> <text:s/>site_key '#' locale '/' branch '.' revision</text:span></text:p>
          </draw:text-box>
        </draw:frame>
        <draw:frame draw:style-name="gr14" draw:layer="layout" svg:width="9.906cm" svg:height="1.774cm" svg:x="10.144cm" svg:y="8.186cm">
          <draw:text-box>
            <text:p>generate site_key</text:p>
            <text:p>(this is the row key in content)</text:p>
          </draw:text-box>
        </draw:frame>
        <draw:frame draw:style-name="gr13" draw:text-style-name="P10" draw:layer="layout" svg:width="19.59cm" svg:height="1.119cm" svg:x="1cm" svg:y="10.536cm">
          <draw:text-box>
            <text:p><text:span text:style-name="T5">Content</text:span></text:p>
          </draw:text-box>
        </draw:frame>
        <draw:line draw:style-name="gr12" draw:text-style-name="P3" draw:layer="layout" svg:x1="1cm" svg:y1="18.836cm" svg:x2="20.59cm" svg:y2="18.836cm">
          <text:p/>
        </draw:line>
        <draw:frame draw:style-name="gr13" draw:text-style-name="P10" draw:layer="layout" svg:width="19.59cm" svg:height="1.119cm" svg:x="1cm" svg:y="19.237cm">
          <draw:text-box>
            <text:p><text:span text:style-name="T5">Keys</text:span></text:p>
          </draw:text-box>
        </draw:frame>
        <draw:frame draw:style-name="gr16" draw:layer="layout" svg:width="19.082cm" svg:height="6.407cm" svg:x="1.508cm" svg:y="20.374cm">
          <draw:text-box>
            <text:p>The key in <text:span text:style-name="T7">content</text:span> and <text:span text:style-name="T7">secret</text:span> tables is the URI:<text:line-break/>http://www.example.com/privacy </text:p>
            <text:p/>
            <text:p>The key in the branch table has the branch:<text:line-break/>http://www.example.com/privacy#&lt;branch&gt;<text:line-break/></text:p>
            <text:p>The key in the revision table:</text:p>
            <text:p>http://www.example.com/privacy#&lt;locale&gt;/&lt;branch&gt;.&lt;revision&gt;</text:p>
          </draw:text-box>
        </draw:frame>
        <draw:custom-shape draw:style-name="gr2" draw:text-style-name="P3" xml:id="id50" draw:id="id50" draw:layer="layout" svg:width="5.461cm" svg:height="1.48cm" svg:x="3.033cm" svg:y="14.317cm">
          <text:p text:style-name="P3">branch</text:p>
          <draw:enhanced-geometry svg:viewBox="0 0 21600 21600" draw:type="rectangle" draw:enhanced-path="M 0 0 L 21600 0 21600 21600 0 21600 0 0 Z N"/>
        </draw:custom-shape>
        <draw:custom-shape draw:style-name="gr2" draw:text-style-name="P3" xml:id="id53" draw:id="id53" draw:layer="layout" svg:width="5.461cm" svg:height="1.48cm" svg:x="3.033cm" svg:y="16.617cm">
          <text:p text:style-name="P3">revis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51" draw:id="id51" draw:layer="layout" svg:width="4.67cm" svg:height="1.48cm" svg:x="15.351cm" svg:y="11.973cm">
          <text:p text:style-name="P3">link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494cm" svg:y1="15.057cm" svg:x2="17.686cm" svg:y2="13.453cm" draw:start-shape="id50" draw:start-glue-point="1" draw:end-shape="id51" draw:end-glue-point="2" svg:d="M8494 15057h9192v-1604" svg:viewBox="0 0 9193 1605">
          <text:p/>
        </draw:connector>
        <draw:connector draw:style-name="gr7" draw:text-style-name="P3" draw:layer="layout" draw:line-skew="-0.569cm" svg:x1="17.686cm" svg:y1="11.973cm" svg:x2="5.762cm" svg:y2="11.973cm" draw:start-shape="id51" draw:start-glue-point="0" draw:end-shape="id52" svg:d="M17686 11973v-1070h-11924v1070" svg:viewBox="0 0 11925 1071">
          <text:p/>
        </draw:connector>
        <draw:connector draw:style-name="gr7" draw:text-style-name="P3" draw:layer="layout" svg:x1="5.762cm" svg:y1="13.453cm" svg:x2="5.763cm" svg:y2="14.317cm" draw:start-shape="id52" draw:start-glue-point="2" draw:end-shape="id50" draw:end-glue-point="0" svg:d="M5762 13453v432h1v432" svg:viewBox="0 0 2 865">
          <text:p/>
        </draw:connector>
        <draw:connector draw:style-name="gr7" draw:text-style-name="P3" draw:layer="layout" svg:x1="5.763cm" svg:y1="15.797cm" svg:x2="5.763cm" svg:y2="16.617cm" draw:start-shape="id50" draw:start-glue-point="2" draw:end-shape="id53" draw:end-glue-point="0" svg:d="M5763 15797v820" svg:viewBox="0 0 1 821">
          <text:p/>
        </draw:connector>
        <draw:connector draw:style-name="gr7" draw:text-style-name="P3" draw:layer="layout" svg:x1="5.889cm" svg:y1="5.699cm" svg:x2="5.889cm" svg:y2="6.734cm" draw:start-shape="id54" draw:start-glue-point="2" draw:end-shape="id55" draw:end-glue-point="0" svg:d="M5889 5699v1035" svg:viewBox="0 0 1 1036">
          <text:p/>
        </draw:connector>
        <draw:custom-shape draw:style-name="gr2" draw:text-style-name="P3" xml:id="id56" draw:id="id56" draw:layer="layout" svg:width="3.683cm" svg:height="1.48cm" svg:x="10.701cm" svg:y="11.966cm">
          <text:p text:style-name="P3">secre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93cm" svg:y1="12.713cm" svg:x2="10.701cm" svg:y2="12.706cm" draw:start-shape="id52" draw:start-glue-point="1" draw:end-shape="id56" draw:end-glue-point="3" svg:d="M8493 12713l2208-7" svg:viewBox="0 0 2209 8">
          <text:p/>
        </draw:connector>
      </draw:page>
      <draw:page draw:name="page5" draw:style-name="dp1" draw:master-page-name="Default">
        <draw:custom-shape draw:style-name="gr2" draw:text-style-name="P3" xml:id="id59" draw:id="id59" draw:layer="layout" svg:width="5.461cm" svg:height="1.48cm" svg:x="1.889cm" svg:y="3.848cm">
          <text:p text:style-name="P3">cont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57" draw:id="id57" draw:layer="layout" svg:width="5.461cm" svg:height="1.48cm" svg:x="1.89cm" svg:y="6.192cm">
          <text:p text:style-name="P3">branch</text:p>
          <draw:enhanced-geometry svg:viewBox="0 0 21600 21600" draw:type="rectangle" draw:enhanced-path="M 0 0 L 21600 0 21600 21600 0 21600 0 0 Z N"/>
        </draw:custom-shape>
        <draw:custom-shape draw:style-name="gr2" draw:text-style-name="P3" xml:id="id58" draw:id="id58" draw:layer="layout" svg:width="5.461cm" svg:height="1.48cm" svg:x="10.017cm" svg:y="3.848cm">
          <text:p text:style-name="P3">link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351cm" svg:y1="6.932cm" svg:x2="12.747cm" svg:y2="5.328cm" draw:start-shape="id57" draw:start-glue-point="1" draw:end-shape="id58" draw:end-glue-point="2" svg:d="M7351 6932h5396v-1604" svg:viewBox="0 0 5397 1605">
          <text:p/>
        </draw:connector>
        <draw:connector draw:style-name="gr7" draw:text-style-name="P3" draw:layer="layout" draw:line-skew="-0.569cm" svg:x1="12.747cm" svg:y1="3.848cm" svg:x2="4.619cm" svg:y2="3.848cm" draw:start-shape="id58" draw:start-glue-point="0" draw:end-shape="id59" svg:d="M12747 3848v-1070h-8128v1070" svg:viewBox="0 0 8129 1071">
          <text:p/>
        </draw:connector>
        <draw:connector draw:style-name="gr7" draw:text-style-name="P3" draw:layer="layout" svg:x1="4.619cm" svg:y1="5.328cm" svg:x2="4.62cm" svg:y2="6.192cm" draw:start-shape="id59" draw:start-glue-point="2" draw:end-shape="id57" draw:end-glue-point="0" svg:d="M4619 5328v432h1v432" svg:viewBox="0 0 2 8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4-01-14T17:42:16</meta:creation-date>
    <dc:date>2015-06-02T14:33:19.850735121</dc:date>
    <dc:creator>Alexis Wilke</dc:creator>
    <meta:editing-duration>PT2H1M2S</meta:editing-duration>
    <meta:editing-cycles>25</meta:editing-cycles>
    <meta:generator>LibreOffice/4.2.8.2$Linux_X86_64 LibreOffice_project/420m0$Build-2</meta:generator>
    <meta:document-statistic meta:object-count="148"/>
  </office:meta>
</office:document-meta>
</file>